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6-01T11:29:58.820244025</dc:date>
    <meta:editing-duration>PT2M31S</meta:editing-duration>
    <meta:editing-cycles>16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627905195293134">
                <text:p>0.0627905195293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125333233564305">
                <text:p>0.1253332335643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0627905195293136">
                <text:p>0.06279051952931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0627905195293133">
                <text:p>-0.06279051952931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368124552684679">
                <text:p>-0.3681245526846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0627905195293133">
                <text:p>-0.06279051952931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2.44929359829471E-016">
                <text:p>-2.44929359829471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